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0.19pt"/>
    </style:style>
    <style:style style:name="co2" style:family="table-column">
      <style:table-column-properties fo:break-before="auto" style:column-width="343.7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31.86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125.29pt"/>
    </style:style>
    <style:style style:name="co12" style:family="table-column">
      <style:table-column-properties fo:break-before="auto" style:column-width="122.2pt"/>
    </style:style>
    <style:style style:name="co13" style:family="table-column">
      <style:table-column-properties fo:break-before="auto" style:column-width="58.9pt"/>
    </style:style>
    <style:style style:name="co14" style:family="table-column">
      <style:table-column-properties fo:break-before="auto" style:column-width="104.94pt"/>
    </style:style>
    <style:style style:name="co15" style:family="table-column">
      <style:table-column-properties fo:break-before="auto" style:column-width="115.7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ff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223.9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P_20n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3" table:default-cell-style-name="Default"/>
        <table:table-row table:style-name="ro1">
          <table:table-cell table:number-columns-repeated="2" office:value-type="string" calcext:value-type="string">
            <text:p>Plant N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T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ower Supply Module 85-265 VAC / VDC 110-300 (6MD2520-0BA00-0AA0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tage Input</text:p>
          </table:table-cell>
          <table:table-cell office:value-type="string" calcext:value-type="string">
            <text:p>85-265V AC / 110-300V 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tage Output</text:p>
          </table:table-cell>
          <table:table-cell office:value-type="string" calcext:value-type="string">
            <text:p>24 V DC/ 2.5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CPU Module (6MD2521-0AA10-0AA0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wn IP Address</text:p>
          </table:table-cell>
          <table:table-cell office:value-type="string" calcext:value-type="string">
            <text:p>192.168.100.1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net Mask</text:p>
          </table:table-cell>
          <table:table-cell office:value-type="string" calcext:value-type="string">
            <text:p>255.255.25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ault Router (Default Gateway)</text:p>
          </table:table-cell>
          <table:table-cell office:value-type="string" calcext:value-type="string">
            <text:p>192.168.100.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NMP </text:p>
          </table:table-cell>
          <table:table-cell table:style-name="ce1" office:value-type="string" calcext:value-type="string">
            <office:annotation draw:style-name="gr1" draw:text-style-name="P2" svg:width="82.18pt" svg:height="16.89pt" svg:x="570.95pt" svg:y="111.06pt" draw:caption-point-x="-17.29pt" draw:caption-point-y="42.8pt">
              <dc:date>2020-02-07T00:00:00</dc:date>
              <text:p text:style-name="P1"><text:span text:style-name="T1">Enable/Disable</text:span></text:p>
            </office:annotation>
            <text:p>Dis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MP IP Address</text:p>
          </table:table-cell>
          <table:table-cell office:value-type="string" calcext:value-type="string">
            <text:p>0.0.0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nc of Automation Unit</text:p>
          </table:table-cell>
          <table:table-cell table:style-name="ce1" office:value-type="string" calcext:value-type="string">
            <office:annotation draw:style-name="gr1" draw:text-style-name="P2" svg:width="82.18pt" svg:height="16.89pt" svg:x="570.95pt" svg:y="136.66pt" draw:caption-point-x="-17.29pt" draw:caption-point-y="42.8pt">
              <dc:date>2020-02-07T00:00:00</dc:date>
              <text:p text:style-name="P1"><text:span text:style-name="T1">NTP/IEC</text:span></text:p>
            </office:annotation>
            <text:p>NT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P Server IP Address</text:p>
          </table:table-cell>
          <table:table-cell office:value-type="string" calcext:value-type="string">
            <text:p>0.0.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c with Time in minut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ime Zone</text:p>
          </table:table-cell>
          <table:table-cell table:style-name="ce1" office:value-type="string" calcext:value-type="string">
            <office:annotation draw:style-name="gr2" draw:text-style-name="P2" svg:width="82.18pt" svg:height="28.09pt" svg:x="570.95pt" svg:y="175.07pt" draw:caption-point-x="-17.29pt" draw:caption-point-y="42.8pt">
              <dc:date>2020-02-07T00:00:00</dc:date>
              <text:p text:style-name="P1"><text:span text:style-name="T1">(GMT+05:30) Chennai, Kolkata</text:span></text:p>
            </office:annotation>
            <text:p>330 Min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 1-out-of-n-check Parameter</text:p>
          </table:table-cell>
          <table:table-cell table:style-name="ce1" office:value-type="string" calcext:value-type="string">
            <office:annotation draw:style-name="gr1" draw:text-style-name="P2" svg:width="82.18pt" svg:height="16.89pt" svg:x="570.95pt" svg:y="187.85pt" draw:caption-point-x="-17.29pt" draw:caption-point-y="42.8pt">
              <dc:date>2020-02-07T00:00:00</dc:date>
              <text:p text:style-name="P1"><text:span text:style-name="T1">Enable/Disable</text:span></text:p>
            </office:annotation>
            <text:p>Disable</text:p>
          </table:table-cell>
          <table:table-cell table:style-name="ce2" table:number-columns-repeated="1020"/>
        </table:table-row>
        <table:table-row table:style-name="ro1">
          <table:table-cell table:style-name="ce1" office:value-type="string" calcext:value-type="string">
            <text:p>DO 1-out-of-n-check t</text:p>
          </table:table-cell>
          <table:table-cell table:style-name="ce1" office:value-type="float" office:value="10" calcext:value-type="float">
            <office:annotation draw:style-name="gr3" draw:text-style-name="P2" svg:width="82.18pt" svg:height="26.62pt" svg:x="570.95pt" svg:y="200.66pt" draw:caption-point-x="-17.29pt" draw:caption-point-y="42.8pt">
              <dc:date>2020-02-07T00:00:00</dc:date>
              <text:p text:style-name="P1"><text:span text:style-name="T1">10 to 255</text:span></text:p>
            </office:annotation>
            <text:p>1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te Station 1</text:p>
          </table:table-cell>
          <table:table-cell office:value-type="string" calcext:value-type="string">
            <text:p>192.168.100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te Station 2</text:p>
          </table:table-cell>
          <table:table-cell office:value-type="string" calcext:value-type="string">
            <text:p>192.168.100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MP Read Community</text:p>
          </table:table-cell>
          <table:table-cell office:value-type="string" calcext:value-type="string">
            <text:p>publ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MP Write Community</text:p>
          </table:table-cell>
          <table:table-cell office:value-type="string" calcext:value-type="string">
            <text:p>privat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TTP Web Server </text:p>
          </table:table-cell>
          <table:table-cell table:style-name="ce1" office:value-type="string" calcext:value-type="string">
            <office:annotation draw:style-name="gr1" draw:text-style-name="P2" svg:width="82.18pt" svg:height="16.89pt" svg:x="570.95pt" svg:y="341.46pt" draw:caption-point-x="-17.29pt" draw:caption-point-y="42.8pt">
              <dc:date>2020-02-07T00:00:00</dc:date>
              <text:p text:style-name="P1"><text:span text:style-name="T1">Enable/Disable</text:span></text:p>
            </office:annotation>
            <text:p>Dis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 Web Server User Name</text:p>
          </table:table-cell>
          <table:table-cell office:value-type="string" calcext:value-type="string">
            <text:p>sieme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 Web Server Password</text:p>
          </table:table-cell>
          <table:table-cell office:value-type="string" calcext:value-type="string">
            <text:p>sieme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DU1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DU2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U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 (I/O Card Timeout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2 (I/O Card Configuration Mismatch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3 (RAM Checksum Error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4 (NTP Timeout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5 (Board Healthy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6 (Remote Station 1 Connection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7 (Remote Station 2 Connection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:PRE 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ssage Retry</text:p>
          </table:table-cell>
          <table:table-cell table:style-name="ce1" office:value-type="string" calcext:value-type="string">
            <office:annotation draw:style-name="gr4" draw:text-style-name="P2" svg:width="82.18pt" svg:height="16.89pt" svg:x="570.95pt" svg:y="546.26pt" draw:caption-point-x="-17.29pt" draw:caption-point-y="42.8pt">
              <dc:date>2020-02-08T00:00:00</dc:date>
              <text:p text:style-name="P1">0 to 5</text:p>
            </office:annotation>
            <text:p>0.0.0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ime Out</text:p>
          </table:table-cell>
          <table:table-cell table:style-name="ce1" office:value-type="float" office:value="1000" calcext:value-type="float">
            <office:annotation draw:style-name="gr4" draw:text-style-name="P2" svg:width="82.18pt" svg:height="16.89pt" svg:x="570.95pt" svg:y="559.08pt" draw:caption-point-x="-17.29pt" draw:caption-point-y="42.8pt">
              <dc:date>2020-02-08T00:00:00</dc:date>
              <text:p text:style-name="P1">0 to 5000</text:p>
            </office:annotation>
            <text:p>1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ud Rate</text:p>
          </table:table-cell>
          <table:table-cell table:style-name="ce1" office:value-type="float" office:value="19200" calcext:value-type="float">
            <office:annotation draw:style-name="gr4" draw:text-style-name="P2" svg:width="82.18pt" svg:height="50.49pt" svg:x="570.95pt" svg:y="571.86pt" draw:caption-point-x="-17.29pt" draw:caption-point-y="42.8pt">
              <dc:date>2020-02-08T00:00:00</dc:date>
              <text:p text:style-name="P1">9600,</text:p>
              <text:p text:style-name="P1">14400,</text:p>
              <text:p text:style-name="P1">19200,</text:p>
              <text:p text:style-name="P1">38400</text:p>
            </office:annotation>
            <text:p>192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ansmission Mode</text:p>
          </table:table-cell>
          <table:table-cell table:style-name="ce1" office:value-type="string" calcext:value-type="string">
            <text:p>Modbus RTU Mod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ta Bits</text:p>
          </table:table-cell>
          <table:table-cell table:style-name="ce1" office:value-type="string" calcext:value-type="string">
            <text:p>8 Bit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op Bits</text:p>
          </table:table-cell>
          <table:table-cell table:style-name="ce1" office:value-type="string" calcext:value-type="string">
            <office:annotation draw:style-name="gr4" draw:text-style-name="P2" svg:width="82.18pt" svg:height="28.09pt" svg:x="570.95pt" svg:y="610.27pt" draw:caption-point-x="-17.29pt" draw:caption-point-y="42.8pt">
              <dc:date>2020-02-08T00:00:00</dc:date>
              <text:p text:style-name="P1">1 Bit,</text:p>
              <text:p text:style-name="P1">2 Bits</text:p>
            </office:annotation>
            <text:p>1 Bit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rity</text:p>
          </table:table-cell>
          <table:table-cell table:style-name="ce1" office:value-type="string" calcext:value-type="string">
            <office:annotation draw:style-name="gr4" draw:text-style-name="P2" svg:width="82.18pt" svg:height="39.29pt" svg:x="570.95pt" svg:y="623.06pt" draw:caption-point-x="-17.29pt" draw:caption-point-y="42.8pt">
              <dc:date>2020-02-08T00:00:00</dc:date>
              <text:p text:style-name="P1">No Parity,</text:p>
              <text:p text:style-name="P1">Even,</text:p>
              <text:p text:style-name="P1">Odd</text:p>
            </office:annotation>
            <text:p>No Parit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terface Media</text:p>
          </table:table-cell>
          <table:table-cell table:style-name="ce1" office:value-type="string" calcext:value-type="string">
            <text:p>RS-485</text:p>
          </table:table-cell>
          <table:table-cell table:number-columns-repeated="1020"/>
        </table:table-row>
        <table:table-row table:style-name="ro1">
          <table:table-cell table:style-name="ce2" table:number-columns-repeated="1022"/>
        </table:table-row>
        <table:table-row table:style-name="ro1">
          <table:table-cell office:value-type="string" calcext:value-type="string">
            <text:p>Node-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Measured Va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Thresh Additive</text:p>
          </table:table-cell>
          <table:table-cell office:value-type="string" calcext:value-type="string">
            <text:p>Thresh Uncond</text:p>
          </table:table-cell>
          <table:table-cell office:value-type="string" calcext:value-type="string">
            <text:p>Station_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X_0 Per</text:p>
          </table:table-cell>
          <table:table-cell office:value-type="string" calcext:value-type="string">
            <text:p>X_100 Per</text:p>
          </table:table-cell>
          <table:table-cell office:value-type="string" calcext:value-type="string">
            <text:p>Y_0 Per</text:p>
          </table:table-cell>
          <table:table-cell office:value-type="string" calcext:value-type="string">
            <text:p>Y_100 Per</text:p>
          </table:table-cell>
          <table:table-cell office:value-type="string" calcext:value-type="string">
            <text:p>Description</text:p>
          </table:table-cell>
          <table:table-cell table:style-name="ce1" office:value-type="string" calcext:value-type="string">
            <office:annotation draw:style-name="gr5" draw:text-style-name="P2" svg:width="82.18pt" svg:height="117.67pt" svg:x="1794.44pt" svg:y="751.07pt" draw:caption-point-x="-12.64pt" draw:caption-point-y="42.8pt">
              <dc:date>2020-02-08T00:00:00</dc:date>
              <text:p text:style-name="P1">Basic Cycle,</text:p>
              <text:p text:style-name="P1">Power Up &amp; going Communication error,</text:p>
              <text:p text:style-name="P1">Time Slot 1 min,</text:p>
              <text:p text:style-name="P1">Time Slot 5 mins,</text:p>
              <text:p text:style-name="P1">Time Slot 30 mins</text:p>
            </office:annotation>
            <text:p>Interrog Priority</text:p>
          </table:table-cell>
          <table:table-cell table:style-name="ce1" office:value-type="string" calcext:value-type="string">
            <office:annotation office:display="true" draw:style-name="gr6" draw:text-style-name="P2" svg:width="82.18pt" svg:height="229.63pt" svg:x="1914.83pt" svg:y="751.07pt" draw:caption-point-x="-17.29pt" draw:caption-point-y="42.8pt">
              <dc:date>2020-02-08T00:00:00</dc:date>
              <text:p text:style-name="P1">16 Bit signed integer,</text:p>
              <text:p text:style-name="P1">16 Bit unsigned,</text:p>
              <text:p text:style-name="P1">32 Bit signed integer[AB CD],</text:p>
              <text:p text:style-name="P1">32 Bit signed integer[CD AB],</text:p>
              <text:p text:style-name="P1">NOT USED,</text:p>
              <text:p text:style-name="P1">32 Bit unsigned[CD AB],</text:p>
              <text:p text:style-name="P1">32 Bit floating-point[AB CD],</text:p>
              <text:p text:style-name="P1">32 Bit floating-point[CD AB],</text:p>
              <text:p text:style-name="P1">32 Bit floating-</text:p>
              <text:p text:style-name="P1">point[BA DC],</text:p>
              <text:p text:style-name="P1">32 Bit floating[DC BA]].</text:p>
              <text:p text:style-name="P1"/>
            </office:annotation>
            <text:p>Modbus Forma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h-0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0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" calcext:value-type="float">
            <text:p>655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03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44" calcext:value-type="float">
            <text:p>144</text:p>
          </table:table-cell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  <table:table-cell office:value-type="float" office:value="64000" calcext:value-type="float">
            <text:p>64000</text:p>
          </table:table-cell>
          <table:table-cell office:value-type="float" office:value="950" calcext:value-type="float">
            <text:p>950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-100" calcext:value-type="float">
            <text:p>-100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-150000000000" calcext:value-type="float">
            <text:p>-150000000000</text:p>
          </table:table-cell>
          <table:table-cell office:value-type="float" office:value="7.5E+016" calcext:value-type="float">
            <text:p>7.5E+01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04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655" calcext:value-type="float">
            <text:p>655</text:p>
          </table:table-cell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-102542321" calcext:value-type="float">
            <text:p>-102542321</text:p>
          </table:table-cell>
          <table:table-cell office:value-type="float" office:value="100" calcext:value-type="float">
            <text:p>100</text:p>
          </table:table-cell>
          <table:table-cell office:value-type="float" office:value="-15000784245" calcext:value-type="float">
            <text:p>-15000784245</text:p>
          </table:table-cell>
          <table:table-cell office:value-type="float" office:value="750424" calcext:value-type="float">
            <text:p>750424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05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57452425635455E+018" calcext:value-type="float">
            <text:p>2.57452425635455E+018</text:p>
          </table:table-cell>
          <table:table-cell office:value-type="float" office:value="-15000" calcext:value-type="float">
            <text:p>-15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06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657" calcext:value-type="float">
            <text:p>657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-78912" calcext:value-type="float">
            <text:p>-78912</text:p>
          </table:table-cell>
          <table:table-cell office:value-type="float" office:value="-785236523644" calcext:value-type="float">
            <text:p>-785236523644</text:p>
          </table:table-cell>
          <table:table-cell office:value-type="float" office:value="3652252525252" calcext:value-type="float">
            <text:p>3652252525252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07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5235475552452" calcext:value-type="float">
            <text:p>45235475552452</text:p>
          </table:table-cell>
          <table:table-cell office:value-type="float" office:value="1005" calcext:value-type="float">
            <text:p>1005</text:p>
          </table:table-cell>
          <table:table-cell office:value-type="float" office:value="-1500025" calcext:value-type="float">
            <text:p>-1500025</text:p>
          </table:table-cell>
          <table:table-cell office:value-type="float" office:value="-1025" calcext:value-type="float">
            <text:p>-102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265" calcext:value-type="float">
            <text:p>3265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172" calcext:value-type="float">
            <text:p>172</text:p>
          </table:table-cell>
          <table:table-cell office:value-type="float" office:value="35" calcext:value-type="float">
            <text:p>35</text:p>
          </table:table-cell>
          <table:table-cell office:value-type="float" office:value="-100000000000" calcext:value-type="float">
            <text:p>-1000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00" calcext:value-type="float">
            <text:p>-1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09</text:p>
          </table:table-cell>
          <table:table-cell office:value-type="float" office:value="132" calcext:value-type="float">
            <text:p>13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53" calcext:value-type="float">
            <text:p>6553</text:p>
          </table:table-cell>
          <table:table-cell office:value-type="float" office:value="898" calcext:value-type="float">
            <text:p>898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-1012" calcext:value-type="float">
            <text:p>-1012</text:p>
          </table:table-cell>
          <table:table-cell office:value-type="float" office:value="1E+035" calcext:value-type="float">
            <text:p>1E+035</text:p>
          </table:table-cell>
          <table:table-cell office:value-type="float" office:value="-150000" calcext:value-type="float">
            <text:p>-1500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3562" calcext:value-type="float">
            <text:p>3562</text:p>
          </table:table-cell>
          <table:table-cell office:value-type="float" office:value="459" calcext:value-type="float">
            <text:p>459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-2.54136852525686E+025" calcext:value-type="float">
            <text:p>-2.54136852525686E+025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.50534563453564E+028" calcext:value-type="float">
            <text:p>7.50534563453564E+02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1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55" calcext:value-type="float">
            <text:p>655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123654789987456" calcext:value-type="float">
            <text:p>123654789987456</text:p>
          </table:table-cell>
          <table:table-cell office:value-type="float" office:value="100121212" calcext:value-type="float">
            <text:p>100121212</text:p>
          </table:table-cell>
          <table:table-cell office:value-type="float" office:value="-15000121" calcext:value-type="float">
            <text:p>-15000121</text:p>
          </table:table-cell>
          <table:table-cell office:value-type="float" office:value="-4526526" calcext:value-type="float">
            <text:p>-452652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-101245" calcext:value-type="float">
            <text:p>-101245</text:p>
          </table:table-cell>
          <table:table-cell office:value-type="float" office:value="10011" calcext:value-type="float">
            <text:p>10011</text:p>
          </table:table-cell>
          <table:table-cell office:value-type="float" office:value="-1500011" calcext:value-type="float">
            <text:p>-1500011</text:p>
          </table:table-cell>
          <table:table-cell office:value-type="float" office:value="75011" calcext:value-type="float">
            <text:p>7501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13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-104524524" calcext:value-type="float">
            <text:p>-104524524</text:p>
          </table:table-cell>
          <table:table-cell office:value-type="float" office:value="100524" calcext:value-type="float">
            <text:p>100524</text:p>
          </table:table-cell>
          <table:table-cell office:value-type="float" office:value="-1500045" calcext:value-type="float">
            <text:p>-1500045</text:p>
          </table:table-cell>
          <table:table-cell office:value-type="float" office:value="750454" calcext:value-type="float">
            <text:p>750454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1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0" calcext:value-type="float">
            <text:p>10</text:p>
          </table:table-cell>
          <table:table-cell office:value-type="float" office:value="65531" calcext:value-type="float">
            <text:p>65531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-100" calcext:value-type="float">
            <text:p>-100</text:p>
          </table:table-cell>
          <table:table-cell office:value-type="float" office:value="1001" calcext:value-type="float">
            <text:p>1001</text:p>
          </table:table-cell>
          <table:table-cell office:value-type="float" office:value="-150002" calcext:value-type="float">
            <text:p>-150002</text:p>
          </table:table-cell>
          <table:table-cell office:value-type="float" office:value="7505" calcext:value-type="float">
            <text:p>750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18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1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5655" calcext:value-type="float">
            <text:p>5655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856" calcext:value-type="float">
            <text:p>856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2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2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2" calcext:value-type="float">
            <text:p>6552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2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24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2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26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4" calcext:value-type="float">
            <text:p>654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35" calcext:value-type="float">
            <text:p>6535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28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1222" calcext:value-type="float">
            <text:p>1222</text:p>
          </table:table-cell>
          <table:table-cell office:value-type="float" office:value="201" calcext:value-type="float">
            <text:p>201</text:p>
          </table:table-cell>
          <table:table-cell office:value-type="float" office:value="53" calcext:value-type="float">
            <text:p>53</text:p>
          </table:table-cell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.50121212121212E+019" calcext:value-type="float">
            <text:p>7.50121212121212E+019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553" calcext:value-type="float">
            <text:p>6553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-1001010101010" calcext:value-type="float">
            <text:p>-1001010101010</text:p>
          </table:table-cell>
          <table:table-cell office:value-type="float" office:value="1001010101" calcext:value-type="float">
            <text:p>1001010101</text:p>
          </table:table-cell>
          <table:table-cell office:value-type="float" office:value="-15000101" calcext:value-type="float">
            <text:p>-15000101</text:p>
          </table:table-cell>
          <table:table-cell office:value-type="float" office:value="75010" calcext:value-type="float">
            <text:p>7501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3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3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3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3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3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3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36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37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38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3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4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4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4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4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44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4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46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47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48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4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5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6553" calcext:value-type="float">
            <text:p>655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3" calcext:value-type="float">
            <text:p>24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Binary Va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style-name="ce1" office:value-type="string" calcext:value-type="string">
            <office:annotation draw:style-name="gr4" draw:text-style-name="P2" svg:width="82.18pt" svg:height="117.67pt" svg:x="1188.91pt" svg:y="1506.27pt" draw:caption-point-x="-17.29pt" draw:caption-point-y="42.8pt">
              <dc:date>2020-02-08T00:00:00</dc:date>
              <text:p text:style-name="P1">Basic Cycle,</text:p>
              <text:p text:style-name="P1">Power Up &amp; going Communication error,</text:p>
              <text:p text:style-name="P1">Time Slot 1 min,</text:p>
              <text:p text:style-name="P1">Time Slot 5 mins,</text:p>
              <text:p text:style-name="P1">Time Slot 30 mins</text:p>
            </office:annotation>
            <text:p>Interrog Priorit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-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eive Measured Value Without Process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style-name="ce1" office:value-type="string" calcext:value-type="string">
            <office:annotation draw:style-name="gr4" draw:text-style-name="P2" svg:width="82.18pt" svg:height="117.67pt" svg:x="1188.91pt" svg:y="1557.47pt" draw:caption-point-x="-17.29pt" draw:caption-point-y="42.8pt">
              <dc:date>2020-02-08T00:00:00</dc:date>
              <text:p text:style-name="P1">Basic Cycle,</text:p>
              <text:p text:style-name="P1">Power Up &amp; going Communication error,</text:p>
              <text:p text:style-name="P1">Time Slot 1 min,</text:p>
              <text:p text:style-name="P1">Time Slot 5 mins,</text:p>
              <text:p text:style-name="P1">Time Slot 30 mins</text:p>
            </office:annotation>
            <text:p>Interrog Priority</text:p>
          </table:table-cell>
          <table:table-cell table:style-name="ce1" office:value-type="string" calcext:value-type="string">
            <office:annotation draw:style-name="gr4" draw:text-style-name="P2" svg:width="82.18pt" svg:height="218.44pt" svg:x="1314.2pt" svg:y="1557.47pt" draw:caption-point-x="-17.29pt" draw:caption-point-y="42.8pt">
              <dc:date>2020-02-08T00:00:00</dc:date>
              <text:p text:style-name="P1">16 Bit signed integer,</text:p>
              <text:p text:style-name="P1">16 Bit unsigned,</text:p>
              <text:p text:style-name="P1">32 Bit signed integer[AB CD],</text:p>
              <text:p text:style-name="P1">32 Bit signed integer[CD AB],</text:p>
              <text:p text:style-name="P1">NOT USED,</text:p>
              <text:p text:style-name="P1">32 Bit unsigned[CD AB],</text:p>
              <text:p text:style-name="P1">32 Bit floating-point[AB CD],</text:p>
              <text:p text:style-name="P1">32 Bit floating-point[CD AB],</text:p>
              <text:p text:style-name="P1">32 Bit floating-</text:p>
              <text:p text:style-name="P1">point[BA DC],</text:p>
              <text:p text:style-name="P1">32 Bit floating[DC BA]].</text:p>
            </office:annotation>
            <text:p>Modbus Form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Measured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Thresh Additive</text:p>
          </table:table-cell>
          <table:table-cell office:value-type="string" calcext:value-type="string">
            <text:p>Thresh Uncond</text:p>
          </table:table-cell>
          <table:table-cell office:value-type="string" calcext:value-type="string">
            <text:p>Station_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X_0 Per</text:p>
          </table:table-cell>
          <table:table-cell office:value-type="string" calcext:value-type="string">
            <text:p>X_100 Per</text:p>
          </table:table-cell>
          <table:table-cell office:value-type="string" calcext:value-type="string">
            <text:p>Y_0 Per</text:p>
          </table:table-cell>
          <table:table-cell office:value-type="string" calcext:value-type="string">
            <text:p>Y_100 Per</text:p>
          </table:table-cell>
          <table:table-cell office:value-type="string" calcext:value-type="string">
            <text:p>Description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1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eive Binary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eive Measured Value Without Process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Measured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Thresh Additive</text:p>
          </table:table-cell>
          <table:table-cell office:value-type="string" calcext:value-type="string">
            <text:p>Thresh Uncond</text:p>
          </table:table-cell>
          <table:table-cell office:value-type="string" calcext:value-type="string">
            <text:p>Station_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X_0 Per</text:p>
          </table:table-cell>
          <table:table-cell office:value-type="string" calcext:value-type="string">
            <text:p>X_100 Per</text:p>
          </table:table-cell>
          <table:table-cell office:value-type="string" calcext:value-type="string">
            <text:p>Y_0 Per</text:p>
          </table:table-cell>
          <table:table-cell office:value-type="string" calcext:value-type="string">
            <text:p>Y_100 Per</text:p>
          </table:table-cell>
          <table:table-cell office:value-type="string" calcext:value-type="string">
            <text:p>Description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1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eive Binary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eive Measured Value Without Process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Measured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Thresh Additive</text:p>
          </table:table-cell>
          <table:table-cell office:value-type="string" calcext:value-type="string">
            <text:p>Thresh Uncond</text:p>
          </table:table-cell>
          <table:table-cell office:value-type="string" calcext:value-type="string">
            <text:p>Station_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X_0 Per</text:p>
          </table:table-cell>
          <table:table-cell office:value-type="string" calcext:value-type="string">
            <text:p>X_100 Per</text:p>
          </table:table-cell>
          <table:table-cell office:value-type="string" calcext:value-type="string">
            <text:p>Y_0 Per</text:p>
          </table:table-cell>
          <table:table-cell office:value-type="string" calcext:value-type="string">
            <text:p>Y_100 Per</text:p>
          </table:table-cell>
          <table:table-cell office:value-type="string" calcext:value-type="string">
            <text:p>Description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eive Binary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1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Measured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Thresh Additive</text:p>
          </table:table-cell>
          <table:table-cell office:value-type="string" calcext:value-type="string">
            <text:p>Thresh Uncond</text:p>
          </table:table-cell>
          <table:table-cell office:value-type="string" calcext:value-type="string">
            <text:p>Station_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X_0 Per</text:p>
          </table:table-cell>
          <table:table-cell office:value-type="string" calcext:value-type="string">
            <text:p>X_100 Per</text:p>
          </table:table-cell>
          <table:table-cell office:value-type="string" calcext:value-type="string">
            <text:p>Y_0 Per</text:p>
          </table:table-cell>
          <table:table-cell office:value-type="string" calcext:value-type="string">
            <text:p>Y_100 Per</text:p>
          </table:table-cell>
          <table:table-cell office:value-type="string" calcext:value-type="string">
            <text:p>Description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1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2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eive Binary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Measured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Thresh Additive</text:p>
          </table:table-cell>
          <table:table-cell office:value-type="string" calcext:value-type="string">
            <text:p>Thresh Uncond</text:p>
          </table:table-cell>
          <table:table-cell office:value-type="string" calcext:value-type="string">
            <text:p>Station_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X_0 Per</text:p>
          </table:table-cell>
          <table:table-cell office:value-type="string" calcext:value-type="string">
            <text:p>X_100 Per</text:p>
          </table:table-cell>
          <table:table-cell office:value-type="string" calcext:value-type="string">
            <text:p>Y_0 Per</text:p>
          </table:table-cell>
          <table:table-cell office:value-type="string" calcext:value-type="string">
            <text:p>Y_100 Per</text:p>
          </table:table-cell>
          <table:table-cell office:value-type="string" calcext:value-type="string">
            <text:p>Description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1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2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eive Measured Value Without Process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Measured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Thresh Additive</text:p>
          </table:table-cell>
          <table:table-cell office:value-type="string" calcext:value-type="string">
            <text:p>Thresh Uncond</text:p>
          </table:table-cell>
          <table:table-cell office:value-type="string" calcext:value-type="string">
            <text:p>Station_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X_0 Per</text:p>
          </table:table-cell>
          <table:table-cell office:value-type="string" calcext:value-type="string">
            <text:p>X_100 Per</text:p>
          </table:table-cell>
          <table:table-cell office:value-type="string" calcext:value-type="string">
            <text:p>Y_0 Per</text:p>
          </table:table-cell>
          <table:table-cell office:value-type="string" calcext:value-type="string">
            <text:p>Y_100 Per</text:p>
          </table:table-cell>
          <table:table-cell office:value-type="string" calcext:value-type="string">
            <text:p>Description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Binary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eive Measured Value Without Process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1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Binary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1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eive Measured Value Without Process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3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Measured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Thresh Additive</text:p>
          </table:table-cell>
          <table:table-cell office:value-type="string" calcext:value-type="string">
            <text:p>Thresh Uncond</text:p>
          </table:table-cell>
          <table:table-cell office:value-type="string" calcext:value-type="string">
            <text:p>Station_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X_0 Per</text:p>
          </table:table-cell>
          <table:table-cell office:value-type="string" calcext:value-type="string">
            <text:p>X_100 Per</text:p>
          </table:table-cell>
          <table:table-cell office:value-type="string" calcext:value-type="string">
            <text:p>Y_0 Per</text:p>
          </table:table-cell>
          <table:table-cell office:value-type="string" calcext:value-type="string">
            <text:p>Y_100 Per</text:p>
          </table:table-cell>
          <table:table-cell office:value-type="string" calcext:value-type="string">
            <text:p>Description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1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5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8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2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2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eive Binary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21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5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8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9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3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2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eive Measured Value Without Process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" calcext:value-type="float">
            <text:p>655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7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8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Measured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Thresh Additive</text:p>
          </table:table-cell>
          <table:table-cell office:value-type="string" calcext:value-type="string">
            <text:p>Thresh Uncond</text:p>
          </table:table-cell>
          <table:table-cell office:value-type="string" calcext:value-type="string">
            <text:p>Station_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X_0 Per</text:p>
          </table:table-cell>
          <table:table-cell office:value-type="string" calcext:value-type="string">
            <text:p>X_100 Per</text:p>
          </table:table-cell>
          <table:table-cell office:value-type="string" calcext:value-type="string">
            <text:p>Y_0 Per</text:p>
          </table:table-cell>
          <table:table-cell office:value-type="string" calcext:value-type="string">
            <text:p>Y_100 Per</text:p>
          </table:table-cell>
          <table:table-cell office:value-type="string" calcext:value-type="string">
            <text:p>Description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1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3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9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2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eive Binary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3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9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eive Measured Value Without Process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2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5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8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3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2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Measured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Thresh Additive</text:p>
          </table:table-cell>
          <table:table-cell office:value-type="string" calcext:value-type="string">
            <text:p>Thresh Uncond</text:p>
          </table:table-cell>
          <table:table-cell office:value-type="string" calcext:value-type="string">
            <text:p>Station_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X_0 Per</text:p>
          </table:table-cell>
          <table:table-cell office:value-type="string" calcext:value-type="string">
            <text:p>X_100 Per</text:p>
          </table:table-cell>
          <table:table-cell office:value-type="string" calcext:value-type="string">
            <text:p>Y_0 Per</text:p>
          </table:table-cell>
          <table:table-cell office:value-type="string" calcext:value-type="string">
            <text:p>Y_100 Per</text:p>
          </table:table-cell>
          <table:table-cell office:value-type="string" calcext:value-type="string">
            <text:p>Description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1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eive Binary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2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3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5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2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eive Measured Value Without Process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1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2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1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Measured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Thresh Additive</text:p>
          </table:table-cell>
          <table:table-cell office:value-type="string" calcext:value-type="string">
            <text:p>Thresh Uncond</text:p>
          </table:table-cell>
          <table:table-cell office:value-type="string" calcext:value-type="string">
            <text:p>Station_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X_0 Per</text:p>
          </table:table-cell>
          <table:table-cell office:value-type="string" calcext:value-type="string">
            <text:p>X_100 Per</text:p>
          </table:table-cell>
          <table:table-cell office:value-type="string" calcext:value-type="string">
            <text:p>Y_0 Per</text:p>
          </table:table-cell>
          <table:table-cell office:value-type="string" calcext:value-type="string">
            <text:p>Y_100 Per</text:p>
          </table:table-cell>
          <table:table-cell office:value-type="string" calcext:value-type="string">
            <text:p>Description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eive Binary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eive Measured Value Without Process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Measured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Thresh Additive</text:p>
          </table:table-cell>
          <table:table-cell office:value-type="string" calcext:value-type="string">
            <text:p>Thresh Uncond</text:p>
          </table:table-cell>
          <table:table-cell office:value-type="string" calcext:value-type="string">
            <text:p>Station_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X_0 Per</text:p>
          </table:table-cell>
          <table:table-cell office:value-type="string" calcext:value-type="string">
            <text:p>X_100 Per</text:p>
          </table:table-cell>
          <table:table-cell office:value-type="string" calcext:value-type="string">
            <text:p>Y_0 Per</text:p>
          </table:table-cell>
          <table:table-cell office:value-type="string" calcext:value-type="string">
            <text:p>Y_100 Per</text:p>
          </table:table-cell>
          <table:table-cell office:value-type="string" calcext:value-type="string">
            <text:p>Description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eive Binary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eive Measured Value Without Process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Measured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Thresh Additive</text:p>
          </table:table-cell>
          <table:table-cell office:value-type="string" calcext:value-type="string">
            <text:p>Thresh Uncond</text:p>
          </table:table-cell>
          <table:table-cell office:value-type="string" calcext:value-type="string">
            <text:p>Station_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X_0 Per</text:p>
          </table:table-cell>
          <table:table-cell office:value-type="string" calcext:value-type="string">
            <text:p>X_100 Per</text:p>
          </table:table-cell>
          <table:table-cell office:value-type="string" calcext:value-type="string">
            <text:p>Y_0 Per</text:p>
          </table:table-cell>
          <table:table-cell office:value-type="string" calcext:value-type="string">
            <text:p>Y_100 Per</text:p>
          </table:table-cell>
          <table:table-cell office:value-type="string" calcext:value-type="string">
            <text:p>Description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31" calcext:value-type="float">
            <text:p>123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ceive Binary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3666" calcext:value-type="float">
            <text:p>6366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eive Measured Value Without Process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4000" calcext:value-type="float">
            <text:p>6400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Measured Value Without Process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office:value-type="float" office:value="253" calcext:value-type="float">
            <text:p>253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Binary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Measured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Thresh Additive</text:p>
          </table:table-cell>
          <table:table-cell office:value-type="string" calcext:value-type="string">
            <text:p>Thresh Uncond</text:p>
          </table:table-cell>
          <table:table-cell office:value-type="string" calcext:value-type="string">
            <text:p>Station_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X_0 Per</text:p>
          </table:table-cell>
          <table:table-cell office:value-type="string" calcext:value-type="string">
            <text:p>X_100 Per</text:p>
          </table:table-cell>
          <table:table-cell office:value-type="string" calcext:value-type="string">
            <text:p>Y_0 Per</text:p>
          </table:table-cell>
          <table:table-cell office:value-type="string" calcext:value-type="string">
            <text:p>Y_100 Per</text:p>
          </table:table-cell>
          <table:table-cell office:value-type="string" calcext:value-type="string">
            <text:p>Description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" calcext:value-type="float">
            <text:p>655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-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 Diagno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-01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Node Channel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Measured Value Without Process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SDU1</text:p>
          </table:table-cell>
          <table:table-cell office:value-type="string" calcext:value-type="string">
            <text:p>CASDU2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IOA1</text:p>
          </table:table-cell>
          <table:table-cell office:value-type="string" calcext:value-type="string">
            <text:p>IOA2</text:p>
          </table:table-cell>
          <table:table-cell office:value-type="string" calcext:value-type="string">
            <text:p>IOA3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Station Numb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-0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3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-07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65535" calcext:value-type="float">
            <text:p>65535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8T17:42:29.845656769</dc:date>
    <meta:editing-duration>PT15M53S</meta:editing-duration>
    <meta:editing-cycles>3</meta:editing-cycles>
    <meta:generator>LibreOffice/5.1.6.2$Linux_x86 LibreOffice_project/10m0$Build-2</meta:generator>
    <meta:document-statistic meta:table-count="1" meta:cell-count="5092" meta:object-count="0"/>
  </office:meta>
</office:document-meta>
</file>